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47d59" officeooo:paragraph-rsid="00047d59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d7d5" officeooo:paragraph-rsid="0002d67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ee0f" officeooo:paragraph-rsid="0002d67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7d59" officeooo:paragraph-rsid="00047d59" style:font-weight-asian="bold" style:font-weight-complex="bold"/>
    </style:style>
    <style:style style:name="P5" style:family="paragraph" style:parent-style-name="Standard">
      <style:text-properties officeooo:rsid="0018d7d5" officeooo:paragraph-rsid="0002d67b"/>
    </style:style>
    <style:style style:name="P6" style:family="paragraph" style:parent-style-name="Standard">
      <style:text-properties officeooo:rsid="00047d59" officeooo:paragraph-rsid="00047d59"/>
    </style:style>
    <style:style style:name="T1" style:family="text">
      <style:text-properties officeooo:rsid="00047d59"/>
    </style:style>
    <style:style style:name="T2" style:family="text">
      <style:text-properties officeooo:rsid="000ae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.jsp</text:p>
      <text:p text:style-name="P5"/>
      <text:p text:style-name="P6">&lt;%@ page import="java.sql.*" %&gt; </text:p>
      <text:p text:style-name="P6">&lt;html&gt; </text:p>
      <text:p text:style-name="P6">&lt;body background="hotel1.jpg"&gt; </text:p>
      <text:p text:style-name="P6">&lt;br&gt; </text:p>
      <text:p text:style-name="P6">&lt;form method="post" name="form"&gt; </text:p>
      <text:p text:style-name="P6">&lt;!center&gt; </text:p>
      <text:p text:style-name="P6">&lt;font color="blue"&gt; </text:p>
      <text:p text:style-name="P6">&lt;h1&gt;LIST OF HOTELS&lt;/h1&gt; </text:p>
      <text:p text:style-name="P6">&lt;table border="1" cellpadding=25&gt; </text:p>
      <text:p text:style-name="P6"><text:tab/>&lt;tr&gt; </text:p>
      <text:p text:style-name="P6"><text:tab/><text:tab/>&lt;th&gt;&lt;font color="blue"&gt;ID&lt;/th&gt; </text:p>
      <text:p text:style-name="P6"><text:tab/><text:tab/>&lt;th&gt;&lt;font color="blue"&gt;Hotel Name&lt;/th&gt; </text:p>
      <text:p text:style-name="P6"><text:tab/><text:tab/>&lt;th&gt;&lt;font color="blue"&gt;City Name&lt;/th&gt; </text:p>
      <text:p text:style-name="P6"><text:tab/>&lt;/tr&gt; </text:p>
      <text:p text:style-name="P6">&lt;% </text:p>
      <text:p text:style-name="P6">String url="jdbc:mysql://localhost/Hotel"; </text:p>
      <text:p text:style-name="P6">String driver="com.mysql.jdbc.Driver"; </text:p>
      <text:p text:style-name="P6">String user="root"; </text:p>
      <text:p text:style-name="P6">String pass="student123"; </text:p>
      <text:p text:style-name="P6">Class.forName(driver).newInstance(); </text:p>
      <text:p text:style-name="P6">Connection con=DriverManager.getConnection(url,"root","student123"); </text:p>
      <text:p text:style-name="P6">Statement st=con.createStatement(); </text:p>
      <text:p text:style-name="P6">ResultSet rs=st.executeQuery("select * from hotel"); </text:p>
      <text:p text:style-name="P6">while(rs.next()) </text:p>
      <text:p text:style-name="P6">{ </text:p>
      <text:p text:style-name="P6">%&gt; </text:p>
      <text:p text:style-name="P6">&lt;font color="blue"&gt; </text:p>
      <text:p text:style-name="P6">&lt;tr&gt; </text:p>
      <text:p text:style-name="P6"><text:tab/>&lt;td&gt;&lt;font color="blue"&gt;&lt;a href="a1.jsp?name=&lt;%=rs.getString(1)%&gt;"&gt;&lt;b&gt;&lt;font color="blue"&gt;&lt;%=rs.getString(1)%&gt;&lt;/a&gt;&lt;/td&gt; </text:p>
      <text:p text:style-name="P6"><text:tab/>&lt;td&gt;&lt;font color="blue"&gt;&lt;%=rs.getString(2)%&gt;&lt;/td&gt; </text:p>
      <text:p text:style-name="P6"><text:tab/>&lt;td&gt;&lt;font color="blue"&gt;&lt;%=rs.getString(3)%&gt;&lt;/td&gt; </text:p>
      <text:p text:style-name="P6">&lt;/tr&gt; </text:p>
      <text:p text:style-name="P6">&lt;% </text:p>
      <text:p text:style-name="P6">} </text:p>
      <text:p text:style-name="P6">%&gt; </text:p>
      <text:p text:style-name="P6"/>
      <text:p text:style-name="P6">&lt;input type="button" value="insert" onclick="window.location.href='insertPage.jsp'"&gt; </text:p>
      <text:p text:style-name="P6">&lt;input type="button" value="update" onclick="window.location.href='updatePage.jsp'"&gt; </text:p>
      <text:p text:style-name="P6">&lt;input type="button" value="delete" onclick="window.location.href='delPage.jsp'"&gt; </text:p>
      <text:p text:style-name="P6">&lt;/table&gt; </text:p>
      <text:p text:style-name="P6">&lt;/form&gt; </text:p>
      <text:p text:style-name="P6">&lt;/body&gt; </text:p>
      <text:p text:style-name="P6">&lt;/html&gt;</text:p>
      <text:p text:style-name="P5"/>
      <text:p text:style-name="P3"><text:span text:style-name="T1">insertPage</text:span>.jsp</text:p>
      <text:p text:style-name="P1">&lt;%@ page import="java.sql.*" %&gt; </text:p>
      <text:p text:style-name="P1">&lt;html&gt; </text:p>
      <text:p text:style-name="P1">&lt;body background="hotel1.jpg"&gt; </text:p>
      <text:p text:style-name="P1">&lt;br&gt; </text:p>
      <text:p text:style-name="P1"><text:soft-page-break/>&lt;form method="POST" name="form" action="insertOperation.jsp"&gt; </text:p>
      <text:p text:style-name="P1">&lt;!center&gt; </text:p>
      <text:p text:style-name="P1">&lt;font color="brown"&gt; </text:p>
      <text:p text:style-name="P1">&lt;h1&gt;Insert a Record&lt;/h1&gt; </text:p>
      <text:p text:style-name="P1">ID </text:p>
      <text:p text:style-name="P1">&lt;input type="text" name="ID"&gt;&lt;br&gt; </text:p>
      <text:p text:style-name="P1">Hotel Name </text:p>
      <text:p text:style-name="P1">&lt;input type="text" name="HotelName" size="10"/&gt;&lt;br&gt; </text:p>
      <text:p text:style-name="P1">City Name </text:p>
      <text:p text:style-name="P1">&lt;input type="text" name="CityName" size="10"/&gt;&lt;br&gt; </text:p>
      <text:p text:style-name="P1"/>
      <text:p text:style-name="P1">&lt;br&gt;&lt;input type="submit" value="insert" onclick="window.location.href='home.jsp'"&gt; </text:p>
      <text:p text:style-name="P1">&lt;br&gt; </text:p>
      <text:p text:style-name="P1">&lt;br&gt;&lt;input type="button" value="home" onclick="window.location.href='home.jsp'"/&gt; </text:p>
      <text:p text:style-name="P1">&lt;/form&gt; </text:p>
      <text:p text:style-name="P1">&lt;/body&gt; </text:p>
      <text:p text:style-name="P1">&lt;/html&gt;</text:p>
      <text:p text:style-name="P1"/>
      <text:p text:style-name="P4">insertOperation.jsp</text:p>
      <text:p text:style-name="P1">&lt;%@ page language="java" import="java.sql.*,java.util.*,java.text.*" %&gt; </text:p>
      <text:p text:style-name="P1"/>
      <text:p text:style-name="P1">&lt;% </text:p>
      <text:p text:style-name="P1">String url="jdbc:mysql://localhost:3306/Hotel"; </text:p>
      <text:p text:style-name="P1">String driver="com.mysql.jdbc.Driver"; </text:p>
      <text:p text:style-name="P1">String user="root"; </text:p>
      <text:p text:style-name="P1">String pass="student123"; </text:p>
      <text:p text:style-name="P1">try{ </text:p>
      <text:p text:style-name="P1"><text:tab/>int id = Integer.parseInt(request.getParameter("ID")); </text:p>
      <text:p text:style-name="P1"><text:tab/>String HName = (String)request.getParameter("HotelName"); </text:p>
      <text:p text:style-name="P1"><text:tab/>String CName = (String)request.getParameter("CityName"); </text:p>
      <text:p text:style-name="P1"><text:tab/>Class.forName(driver).newInstance(); </text:p>
      <text:p text:style-name="P1"><text:tab/>Connection con=DriverManager.getConnection(url,"root","student123"); </text:p>
      <text:p text:style-name="P1"><text:tab/>Statement st=con.createStatement(); </text:p>
      <text:p text:style-name="P1"/>
      <text:p text:style-name="P1"><text:tab/>st.executeUpdate("insert into hotel values("+id+",'+HName+"','"+CName+"');"); </text:p>
      <text:p text:style-name="P1">} </text:p>
      <text:p text:style-name="P1">catch(SQLException e){ </text:p>
      <text:p text:style-name="P1"><text:tab/>e.printStackTrace(); </text:p>
      <text:p text:style-name="P1">} </text:p>
      <text:p text:style-name="P1">%&gt; </text:p>
      <text:p text:style-name="P1"/>
      <text:p text:style-name="P1">&lt;html&gt; </text:p>
      <text:p text:style-name="P1">&lt;body background="hotel2.jpg"&gt; </text:p>
      <text:p text:style-name="P1">&lt;br&gt; </text:p>
      <text:p text:style-name="P1">&lt;font color="green"&gt; </text:p>
      <text:p text:style-name="P1">&lt;h1&gt; <text:s text:c="10"/>Successfully updated!&lt;/h1&gt; </text:p>
      <text:p text:style-name="P1">&lt;form method="POST" name="form" action="home.jsp"&gt; </text:p>
      <text:p text:style-name="P1">&lt;input type="submit" value="Go to home"/&gt; </text:p>
      <text:p text:style-name="P1">&lt;/form&gt; </text:p>
      <text:p text:style-name="P1">&lt;/body&gt; </text:p>
      <text:p text:style-name="P1">&lt;/html&gt;</text:p>
      <text:p text:style-name="P4"/>
      <text:p text:style-name="P4"><text:soft-page-break/>updatePage.jsp</text:p>
      <text:p text:style-name="P1">&lt;%@ page import="java.sql.*,java.util.*" %&gt; </text:p>
      <text:p text:style-name="P1">&lt;html&gt; </text:p>
      <text:p text:style-name="P1">&lt;body background="hotel1.jpg"&gt; </text:p>
      <text:p text:style-name="P1">&lt;br&gt; </text:p>
      <text:p text:style-name="P1">&lt;form method="POST" name="form1" action="updateOperation.jsp"&gt; </text:p>
      <text:p text:style-name="P1">&lt;!center&gt; </text:p>
      <text:p text:style-name="P1">&lt;font color="green"&gt; </text:p>
      <text:p text:style-name="P1">&lt;h1&gt;Update Record&lt;/h1&gt; </text:p>
      <text:p text:style-name="P1">Enter ID : </text:p>
      <text:p text:style-name="P1">&lt;input type="text" name="ID1"&gt;&lt;br&gt; </text:p>
      <text:p text:style-name="P1">Enter New Hotel Name : </text:p>
      <text:p text:style-name="P1">&lt;input type="text" name="HotelName1" size="10"/&gt;&lt;br&gt; </text:p>
      <text:p text:style-name="P1">Enter New City Name : </text:p>
      <text:p text:style-name="P1">&lt;input type="text" name="CityName1" size="10"/&gt;&lt;br&gt; </text:p>
      <text:p text:style-name="P1"/>
      <text:p text:style-name="P1">&lt;br&gt;&lt;input type="submit" value="Update"&gt; </text:p>
      <text:p text:style-name="P1">&lt;br&gt; </text:p>
      <text:p text:style-name="P1">&lt;br&gt;&lt;input type="button" value="home" onclick="window.location.href='home.jsp'"/&gt; </text:p>
      <text:p text:style-name="P1">&lt;/form&gt; </text:p>
      <text:p text:style-name="P1">&lt;/body&gt; </text:p>
      <text:p text:style-name="P1">&lt;/html&gt;</text:p>
      <text:p text:style-name="P4"/>
      <text:p text:style-name="P4">updateOperation.jsp</text:p>
      <text:p text:style-name="P1">&lt;%@ page language="java" import="java.sql.*,java.util.*,java.text.*" %&gt; </text:p>
      <text:p text:style-name="P1"/>
      <text:p text:style-name="P1">&lt;% </text:p>
      <text:p text:style-name="P1">String url="jdbc:mysql://localhost:3306/Hotel"; </text:p>
      <text:p text:style-name="P1">String driver="com.mysql.jdbc.Driver"; </text:p>
      <text:p text:style-name="P1">String user="root"; </text:p>
      <text:p text:style-name="P1">String pass="student123"; </text:p>
      <text:p text:style-name="P1">try{ </text:p>
      <text:p text:style-name="P1"><text:tab/>int id = Integer.parseInt(request.getParameter("ID1")); </text:p>
      <text:p text:style-name="P1"><text:tab/>String HName = (String)request.getParameter("HotelName1"); </text:p>
      <text:p text:style-name="P1"><text:tab/>String CName = (String)request.getParameter("CityName1"); </text:p>
      <text:p text:style-name="P1"><text:tab/>Class.forName(driver).newInstance(); </text:p>
      <text:p text:style-name="P1"><text:tab/>Connection con=DriverManager.getConnection(url,"root","student123"); </text:p>
      <text:p text:style-name="P1"><text:tab/>Statement st=con.createStatement(); </text:p>
      <text:p text:style-name="P1"/>
      <text:p text:style-name="P1"><text:tab/>st.executeUpdate("update hotel set hotel_name = '"+HName+"' , hotel_city = '"+CName+"' where id = "+id+";"); </text:p>
      <text:p text:style-name="P1">} </text:p>
      <text:p text:style-name="P1">catch(SQLException e){ </text:p>
      <text:p text:style-name="P1"><text:tab/>e.printStackTrace(); </text:p>
      <text:p text:style-name="P1">} </text:p>
      <text:p text:style-name="P1">%&gt; </text:p>
      <text:p text:style-name="P1"/>
      <text:p text:style-name="P1">&lt;html&gt; </text:p>
      <text:p text:style-name="P1">&lt;body background="hotel2.jpg"&gt; </text:p>
      <text:p text:style-name="P1">&lt;br&gt; </text:p>
      <text:p text:style-name="P1">&lt;font color="green"&gt; </text:p>
      <text:p text:style-name="P1">&lt;h1&gt; <text:s text:c="10"/>Successfully updated!&lt;/h1&gt; </text:p>
      <text:p text:style-name="P1"><text:soft-page-break/>&lt;form method="POST" name="form" action="home.jsp"&gt; </text:p>
      <text:p text:style-name="P1">&lt;input type="submit" value="Go to home" <text:span text:style-name="T2">onclick=”window.location.href=’home.jsp’”</text:span>/&gt; </text:p>
      <text:p text:style-name="P1">&lt;/form&gt; </text:p>
      <text:p text:style-name="P1">&lt;/body&gt; </text:p>
      <text:p text:style-name="P1">&lt;/html&gt;</text:p>
      <text:p text:style-name="P1"/>
      <text:p text:style-name="P4">deletePage.jsp</text:p>
      <text:p text:style-name="P1">&lt;%@ page import="java.sql.*,java.util.*" %&gt; </text:p>
      <text:p text:style-name="P1">&lt;html&gt; </text:p>
      <text:p text:style-name="P1">&lt;body background="hotel1.jpg"&gt; </text:p>
      <text:p text:style-name="P1">&lt;br&gt; </text:p>
      <text:p text:style-name="P1">&lt;form method="POST" name="form1" action="deleteOperation.jsp"&gt; </text:p>
      <text:p text:style-name="P1">&lt;!center&gt; </text:p>
      <text:p text:style-name="P1">&lt;font color="green"&gt; </text:p>
      <text:p text:style-name="P1">&lt;h1&gt;Delete Record&lt;/h1&gt; </text:p>
      <text:p text:style-name="P1">Enter ID : </text:p>
      <text:p text:style-name="P1">&lt;input type="text" name="ID"&gt;&lt;br&gt; </text:p>
      <text:p text:style-name="P1"/>
      <text:p text:style-name="P1">&lt;br&gt;&lt;input type="submit" value="Delete"&gt; </text:p>
      <text:p text:style-name="P1">&lt;br&gt; </text:p>
      <text:p text:style-name="P1">&lt;br&gt;&lt;input type="button" value="home" onclick="window.location.href='home.jsp'"/&gt; </text:p>
      <text:p text:style-name="P1">&lt;/form&gt; </text:p>
      <text:p text:style-name="P1">&lt;/body&gt; </text:p>
      <text:p text:style-name="P1">&lt;/html&gt;</text:p>
      <text:p text:style-name="P4"/>
      <text:p text:style-name="P4">deleteOperation.jsp</text:p>
      <text:p text:style-name="P1">&lt;%@ page language="java" import="java.sql.*,java.util.*,java.text.*" %&gt; </text:p>
      <text:p text:style-name="P1"/>
      <text:p text:style-name="P1">&lt;% </text:p>
      <text:p text:style-name="P1">String url="jdbc:mysql://localhost:3306/Hotel"; </text:p>
      <text:p text:style-name="P1">String driver="com.mysql.jdbc.Driver"; </text:p>
      <text:p text:style-name="P1">String user="root"; </text:p>
      <text:p text:style-name="P1">String pass="student123"; </text:p>
      <text:p text:style-name="P1">try{ </text:p>
      <text:p text:style-name="P1"><text:tab/>int id = Integer.parseInt(request.getParameter("ID")); </text:p>
      <text:p text:style-name="P1"><text:tab/>Class.forName(driver).newInstance(); </text:p>
      <text:p text:style-name="P1"><text:tab/>Connection con=DriverManager.getConnection(url,"root","student123"); </text:p>
      <text:p text:style-name="P1"><text:tab/>Statement st=con.createStatement(); </text:p>
      <text:p text:style-name="P1"/>
      <text:p text:style-name="P1"><text:tab/>int i = st.executeUpdate("delete from hotel where id = "+id+";"); </text:p>
      <text:p text:style-name="P1">} </text:p>
      <text:p text:style-name="P1">catch(SQLException e){ </text:p>
      <text:p text:style-name="P1"><text:tab/>e.printStackTrace(); </text:p>
      <text:p text:style-name="P1">} </text:p>
      <text:p text:style-name="P1">%&gt; </text:p>
      <text:p text:style-name="P1"/>
      <text:p text:style-name="P1">&lt;html&gt; </text:p>
      <text:p text:style-name="P1">&lt;body background="hotel2.jpg"&gt; </text:p>
      <text:p text:style-name="P1">&lt;br&gt; </text:p>
      <text:p text:style-name="P1">&lt;font color="green"&gt; </text:p>
      <text:p text:style-name="P1">&lt;h1&gt; <text:s text:c="10"/>Successfully updated!&lt;/h1&gt; </text:p>
      <text:p text:style-name="P1">&lt;form method="POST" name="form" action="home.jsp"&gt; </text:p>
      <text:p text:style-name="P1"><text:soft-page-break/>&lt;input type="submit" value="Go to home"/&gt; </text:p>
      <text:p text:style-name="P1">&lt;/form&gt; </text:p>
      <text:p text:style-name="P1">&lt;/body&gt; 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21:20.753151712</meta:creation-date>
    <dc:date>2016-10-18T02:44:34.231948604</dc:date>
    <meta:editing-duration>PT1H33M2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5" meta:paragraph-count="190" meta:word-count="420" meta:character-count="5417" meta:non-whitespace-character-count="4948"/>
  </office:meta>
</office:document-meta>
</file>